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color="#D9D9D9"/>
    </style:style>
    <style:style style:name="ce5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8">
      <style:table-cell-properties fo:background-color="#FFC000"/>
    </style:style>
    <style:style style:name="ce8" style:family="table-cell" style:parent-style-name="Default" style:data-style-name="N38">
      <style:table-cell-properties fo:background-color="transparent"/>
    </style:style>
    <style:style style:name="ce9" style:family="table-cell" style:parent-style-name="Default" style:data-style-name="N36"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0" style:family="table-cell" style:parent-style-name="Default" style:data-style-name="N37"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1" style:family="table-cell" style:parent-style-name="Default" style:data-style-name="N38"/>
    <style:style style:name="ce12" style:family="table-cell" style:parent-style-name="Default" style:data-style-name="N2">
      <style:table-cell-properties fo:background-color="#92D050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>
      <style:text-properties fo:color="#D9D9D9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7" style:family="table-cell" style:parent-style-name="Default" style:data-style-name="N1">
      <style:table-cell-properties fo:background-color="#FFC000"/>
    </style:style>
    <style:style style:name="ce18" style:family="table-cell" style:parent-style-name="Default" style:data-style-name="N38">
      <style:text-properties fo:color="#D9D9D9"/>
    </style:style>
    <style:style style:name="ce19" style:family="table-cell" style:parent-style-name="Default" style:data-style-name="N2">
      <style:table-cell-properties fo:background-color="#FFC000"/>
    </style:style>
    <style:style style:name="ce20" style:family="table-cell" style:parent-style-name="Default" style:data-style-name="N2"/>
    <style:style style:name="ce21" style:family="table-cell" style:parent-style-name="Default" style:data-style-name="N38">
      <style:table-cell-properties fo:background-color="#92D050"/>
    </style:style>
    <style:style style:name="ce22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1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70625cm" style:use-optimal-column-width="true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45.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pread-Sheet Leveling (SSL) for Delta Prin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C BY-NC-SA 4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014-05-20 Jochen Krapf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24">
            <text:p>Note: Enter only in green cells. Don't change yellow cells. Ignore cells with light gray text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4">
            <text:p>Note: German spreadsheets use komma as decimal seperator. Values in firmware have to be entered with a point as decimal seperator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25">
            <text:p>Assumption: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Use a Delta Print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he Linear System is <text:s/>orthogonal to the Base Box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he Linear System is <text:s/>is placed 120° to each oth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he Bed is mounted parallel to the Base Box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he Bed has a high stiffness. E.g. a glas plate on to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Using a Firmware which has settings for "Endstop Offset" like REPETIER FW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25">
            <text:p>Step1: Replace the HotEnd with a Measurement device (indicating caliper). Prepare the HeatBed with a glas plate as for pinting. Enter the kind on measurement de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Measurement device</text:p>
          </table:table-cell>
          <table:table-cell office:value-type="float" office:value="-1" table:style-name="ce3">
            <text:p>-1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1=Classic caliber (higher values on greater distance between effector and bed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-1=indicator caliber <text:s/>(lower values on greater distance between effector and bed)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6" table:number-rows-spanned="1" table:style-name="ce25">
            <text:p>Step 2: Enter firmware EEPROM configuration (or firmware configuration.h file). Copy the values of the following enties to this shee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Horizontal radius [mm]</text:p>
          </table:table-cell>
          <table:table-cell office:value-type="float" office:value="117" table:style-name="ce3">
            <text:p>117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Diagonal Rod</text:p>
          </table:table-cell>
          <table:table-cell office:value-type="float" office:value="261.10000000000002" table:style-name="ce3">
            <text:p>261,1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teps per mm</text:p>
          </table:table-cell>
          <table:table-cell office:value-type="float" office:value="80" table:style-name="ce3">
            <text:p>8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X endstop offset [steps]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Y endstop offset [steps]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Z endstop offset [steps]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Maximum radius [mm]</text:p>
          </table:table-cell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1.17" table:formula="of:=[.C25]/[.C31]" table:style-name="ce4">
            <text:p>1,17</text:p>
          </table:table-cell>
          <table:table-cell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X Home Position [mm]</text:p>
          </table:table-cell>
          <table:table-cell office:value-type="float" office:value="280" table:style-name="ce3">
            <text:p>28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Y Home Position [mm]</text:p>
          </table:table-cell>
          <table:table-cell office:value-type="float" office:value="280" table:style-name="ce3">
            <text:p>28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Z Home Position [mm]</text:p>
          </table:table-cell>
          <table:table-cell office:value-type="float" office:value="280" table:style-name="ce3">
            <text:p>28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3: Power up the Printer. Reset the system and bring the effector in home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mmand:</text:p>
          </table:table-cell>
          <table:table-cell office:value-type="string" table:style-name="ce5">
            <text:p>G28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5">
            <text:p>Step 4: Move the effector down, so that the measurement device touches the bed with commad e.g. "G1 Z10". Be sure that the measurement device is inside measurement rang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6"/>
          <table:table-cell table:number-columns-repeated="3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6"/>
          <table:table-cell office:value-type="string" table:style-name="ce1">
            <text:p>Command:</text:p>
          </table:table-cell>
          <table:table-cell office:value-type="string" table:style-name="ce5">
            <text:p>G1 Z10</text:p>
          </table:table-cell>
          <table:table-cell table:style-name="ce1"/>
          <table:table-cell office:value-type="string" table:style-name="ce1">
            <text:p>(Note: 10 is only an example)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5: Move the effector to 1st (following) measurement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X:</text:p>
          </table:table-cell>
          <table:table-cell office:value-type="float" office:value="-86.602540378443877" table:formula="of:=-COS(30/180*PI())*[.C31]" table:style-name="ce7">
            <text:p>-86,6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Y:</text:p>
          </table:table-cell>
          <table:table-cell office:value-type="float" office:value="-49.999999999999993" table:formula="of:=-SIN(30/180*PI())*[.C31]" table:style-name="ce7">
            <text:p>-5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mmand:</text:p>
          </table:table-cell>
          <table:table-cell office:value-type="string" table:style-name="ce5">
            <text:p>G1</text:p>
          </table:table-cell>
          <table:table-cell office:value-type="float" office:value="-86.602540378443877" table:formula="of:=[.C46]" table:style-name="ce9">
            <text:p>X-86,6</text:p>
          </table:table-cell>
          <table:table-cell office:value-type="float" office:value="-49.999999999999993" table:formula="of:=[.C47]" table:style-name="ce10">
            <text:p>Y-50,0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1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6: Read the measurement device and enter the value in the following ce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Measured Value: [mm]</text:p>
          </table:table-cell>
          <table:table-cell office:value-type="float" office:value="1.99" table:style-name="ce12">
            <text:p>1,99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7: Move the effector to 2nd (following) measurement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X:</text:p>
          </table:table-cell>
          <table:table-cell office:value-type="float" office:value="86.602540378443877" table:formula="of:=COS(30/180*PI())*[.C31]" table:style-name="ce7">
            <text:p>86,6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Y:</text:p>
          </table:table-cell>
          <table:table-cell office:value-type="float" office:value="-49.999999999999993" table:formula="of:=-SIN(30/180*PI())*[.C31]" table:style-name="ce7">
            <text:p>-5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mmand:</text:p>
          </table:table-cell>
          <table:table-cell office:value-type="string" table:style-name="ce5">
            <text:p>G1</text:p>
          </table:table-cell>
          <table:table-cell office:value-type="float" office:value="86.602540378443877" table:formula="of:=[.C57]" table:style-name="ce9">
            <text:p>X86,6</text:p>
          </table:table-cell>
          <table:table-cell office:value-type="float" office:value="-49.999999999999993" table:formula="of:=[.C58]" table:style-name="ce10">
            <text:p>Y-50,0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1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8: Read the measurement device and enter the value in the following ce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Measured Value: [mm]</text:p>
          </table:table-cell>
          <table:table-cell office:value-type="float" office:value="1.53" table:style-name="ce12">
            <text:p>1,53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9: Move the effector to 3rd (following) measurement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X:</text:p>
          </table:table-cell>
          <table:table-cell office:value-type="float" office:value="0" table:style-name="ce7">
            <text:p>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Y:</text:p>
          </table:table-cell>
          <table:table-cell office:value-type="float" office:value="100" table:formula="of:=[.C31]" table:style-name="ce7">
            <text:p>10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mmand:</text:p>
          </table:table-cell>
          <table:table-cell office:value-type="string" table:style-name="ce5">
            <text:p>G1</text:p>
          </table:table-cell>
          <table:table-cell office:value-type="float" office:value="0" table:formula="of:=[.C68]" table:style-name="ce9">
            <text:p>X0,0</text:p>
          </table:table-cell>
          <table:table-cell office:value-type="float" office:value="100" table:formula="of:=[.C69]" table:style-name="ce10">
            <text:p>Y100,0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10: Read the measurement device and enter the value in the following ce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Measured Value: [mm]</text:p>
          </table:table-cell>
          <table:table-cell office:value-type="float" office:value="1.74" table:style-name="ce12">
            <text:p>1,74</text:p>
          </table:table-cell>
          <table:table-cell table:style-name="ce1"/>
          <table:table-cell office:value-type="float" office:value="1.7533333333333332" table:formula="of:=([.C53]+[.C64]+[.C75])/3" table:style-name="ce14">
            <text:p>1,75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14"/>
          <table:table-cell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11: Move the effector to center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X:</text:p>
          </table:table-cell>
          <table:table-cell office:value-type="float" office:value="0" table:style-name="ce7">
            <text:p>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Position Y:</text:p>
          </table:table-cell>
          <table:table-cell office:value-type="float" office:value="0" table:style-name="ce7">
            <text:p>0,0</text:p>
          </table:table-cell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ommand:</text:p>
          </table:table-cell>
          <table:table-cell office:value-type="string" table:style-name="ce5">
            <text:p>G1</text:p>
          </table:table-cell>
          <table:table-cell office:value-type="string" table:style-name="ce15">
            <text:p>X0</text:p>
          </table:table-cell>
          <table:table-cell office:value-type="string" table:style-name="ce16">
            <text:p>Y0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5">
            <text:p>Step 12: Read the measurement device and enter the value in the following cel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Measured Value: [mm]</text:p>
          </table:table-cell>
          <table:table-cell office:value-type="float" office:value="1.94" table:style-name="ce12">
            <text:p>1,94</text:p>
          </table:table-cell>
          <table:table-cell table:style-name="ce1"/>
          <table:table-cell office:value-type="float" office:value="0.21840000000000009" table:formula="of:=([.E75]-[.C86])*[.C19]*[.E31]" table:style-name="ce14">
            <text:p>0,22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3"/>
          <table:table-cell table:style-name="ce1"/>
          <table:table-cell table:style-name="ce14"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5">
            <text:p>Step 13: Enter firmware EEPROM configuration (or firmware configuration.h file) again. Copy the following values from this sheet to the enties in the 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Results:</text:p>
          </table:table-cell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X endstop offset [steps]</text:p>
          </table:table-cell>
          <table:table-cell office:value-type="float" office:value="0" table:formula="of:=[.F91]" table:style-name="ce17">
            <text:p>0</text:p>
          </table:table-cell>
          <table:table-cell table:style-name="ce1"/>
          <table:table-cell office:value-type="float" office:value="-22.152000000000012" table:formula="of:=([.E75]+[.C53]*[.C19])*[.E31]*[.C27]+[.C28]" table:style-name="ce18">
            <text:p>-22,2</text:p>
          </table:table-cell>
          <table:table-cell office:value-type="float" office:value="0" table:formula="of:=[.E91]-[.E94]" table:style-name="ce18">
            <text:p>0,0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Y endstop offset [steps]</text:p>
          </table:table-cell>
          <table:table-cell office:value-type="float" office:value="43.055999999999997" table:formula="of:=[.F92]" table:style-name="ce17">
            <text:p>43</text:p>
          </table:table-cell>
          <table:table-cell table:style-name="ce1"/>
          <table:table-cell office:value-type="float" office:value="20.903999999999986" table:formula="of:=([.E75]+[.C64]*[.C19])*[.E31]*[.C27]+[.C29]" table:style-name="ce18">
            <text:p>20,9</text:p>
          </table:table-cell>
          <table:table-cell office:value-type="float" office:value="43.055999999999997" table:formula="of:=[.E92]-[.E94]" table:style-name="ce18">
            <text:p>43,1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Tower Z endstop offset [steps]</text:p>
          </table:table-cell>
          <table:table-cell office:value-type="float" office:value="23.4" table:formula="of:=[.F93]" table:style-name="ce17">
            <text:p>23</text:p>
          </table:table-cell>
          <table:table-cell table:style-name="ce1"/>
          <table:table-cell office:value-type="float" office:value="1.2479999999999871" table:formula="of:=([.E75]+[.C75]*[.C19])*[.E31]*[.C27]+[.C30]" table:style-name="ce18">
            <text:p>1,2</text:p>
          </table:table-cell>
          <table:table-cell office:value-type="float" office:value="23.4" table:formula="of:=[.E93]-[.E94]" table:style-name="ce18">
            <text:p>23,4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office:value-type="float" office:value="-22.152000000000012" table:formula="of:=MIN([.E91:.E93])" table:style-name="ce18">
            <text:p>-22,2</text:p>
          </table:table-cell>
          <table:table-cell table:style-name="ce18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Horizontal radius [mm] (optional)</text:p>
          </table:table-cell>
          <table:table-cell office:value-type="float" office:value="116.56326645935194" table:formula="of:=SQRT([.C26]*[.C26]-[.F95]*[.F95])" table:style-name="ce19">
            <text:p>116,56</text:p>
          </table:table-cell>
          <table:table-cell office:value-type="float" office:value="-0.43673354064806347" table:formula="of:=[.C95]-[.C25]" table:style-name="ce20">
            <text:p>-0,44</text:p>
          </table:table-cell>
          <table:table-cell office:value-type="float" office:value="233.41852968434191" table:formula="of:=SQRT([.C26]*[.C26]-[.C25]*[.C25])" table:style-name="ce18">
            <text:p>233,4</text:p>
          </table:table-cell>
          <table:table-cell office:value-type="float" office:value="233.63692968434191" table:formula="of:=[.E95]+[.E86]" table:style-name="ce18">
            <text:p>233,6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string" table:number-columns-spanned="5" table:number-rows-spanned="1" table:style-name="ce24">
            <text:p>Note: To cheet the hor. radius is a way to bring the center to the same plane as the 3 corners. If it differs more than 0.5 mm you should check your initial parameters and construction!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18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5">
            <text:p>Step 14: Save (or compile) the changed EEPROM values and reset the controller (Arduino). Reset the system and bring the effector in home position with command "G28"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6" table:number-rows-spanned="1" table:style-name="ce25">
            <text:p>Step 15: Move to 1st, 2nd and 3rd measurement position and verify that the measurement device shows the same value for all 3 positions (Note: value differs from prev. measured/enterd values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6">
          <table:table-cell office:value-type="string" table:number-columns-spanned="6" table:number-rows-spanned="1" table:style-name="ce25">
            <text:p>Step 16: Move to system center (X0 Y0) and verify that the measurement device shows the same value as in prev. 3 positions. If the value differs more than 0.1 mm check the printers horizontal radius value and rod length valu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7">
          <table:table-cell office:value-type="string" table:number-columns-spanned="6" table:number-rows-spanned="1" table:style-name="ce25">
            <text:p>Step17: Replace the Measurement device with the HotEnd. Reset the system and bring the effector in home position with command "G28". Move down the HotEnd in tiny steps with host Z-move buttons. If the nozzle touches the bed copy the actual Z posi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style-name="ce6"/>
          <table:table-cell office:value-type="string" table:style-name="ce1">
            <text:p>Measured Z-Position: [mm]</text:p>
          </table:table-cell>
          <table:table-cell office:value-type="float" office:value="5" table:style-name="ce21">
            <text:p>5,0</text:p>
          </table:table-cell>
          <table:table-cell table:number-columns-repeated="16381" table:style-name="ce1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5">
          <table:table-cell office:value-type="string" table:number-columns-spanned="6" table:number-rows-spanned="1" table:style-name="ce25">
            <text:p>Step 18: Enter firmware EEPROM configuration (or firmware configuration.h file) again. Copy the following values from this sheet to the enties in the configuration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X Home Position [mm]</text:p>
          </table:table-cell>
          <table:table-cell office:value-type="float" office:value="275" table:formula="of:=[.C32]-[.C106]" table:style-name="ce17">
            <text:p>275</text:p>
          </table:table-cell>
          <table:table-cell table:style-name="ce22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Y Home Position [mm]</text:p>
          </table:table-cell>
          <table:table-cell office:value-type="float" office:value="275" table:formula="of:=[.C33]-[.C106]" table:style-name="ce17">
            <text:p>275</text:p>
          </table:table-cell>
          <table:table-cell table:style-name="ce22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Z Home Position [mm]</text:p>
          </table:table-cell>
          <table:table-cell office:value-type="float" office:value="275" table:formula="of:=[.C34]-[.C106]" table:style-name="ce17">
            <text:p>275</text:p>
          </table:table-cell>
          <table:table-cell table:style-name="ce22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23"/>
          <table:table-cell table:style-name="ce22"/>
          <table:table-cell table:number-columns-repeated="16380" table:style-name="ce1"/>
        </table:table-row>
        <table:table-row table:style-name="ro2">
          <table:table-cell office:value-type="string" table:number-columns-spanned="6" table:number-rows-spanned="1" table:style-name="ce25">
            <text:p>Step 19: Save (or compile) the changed EEPROM values and reset the controller…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6">
            <text:p>Ready!</text:p>
          </table:table-cell>
          <table:table-cell table:number-columns-repeated="16383" table:style-name="ce1"/>
        </table:table-row>
        <table:table-row table:number-rows-repeated="1048460" table:style-name="ro8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X</number:text>
      <number:number number:decimal-places="1" number:min-integer-digits="1" number:grouping="true"/>
    </number:number-style>
    <number:number-style style:name="N36">
      <number:text>X-</number:text>
      <number:number number:decimal-places="1" number:min-integer-digits="1" number:grouping="true"/>
      <style:map style:condition="value()&gt;=0" style:apply-style-name="N36P0"/>
    </number:number-style>
    <number:number-style style:name="N37P0">
      <number:text>Y</number:text>
      <number:number number:decimal-places="1" number:min-integer-digits="1" number:grouping="true"/>
    </number:number-style>
    <number:number-style style:name="N37">
      <number:text>Y-</number:text>
      <number:number number:decimal-places="1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Spread Sheet Leveling for Delta Printer</dc:title>
    <dc:description>CC BY-NC-SA 4.0</dc:description>
    <meta:keyword>Leveling Calibration 3D Delta Printer</meta:keyword>
    <meta:initial-creator>JKDesign</meta:initial-creator>
    <dc:creator>Jochen Krapf</dc:creator>
    <meta:creation-date>2000-01-19T00:03:15Z</meta:creation-date>
    <dc:date>2014-05-21T22:35:36Z</dc:date>
    <meta:editing-duration>PT0S</meta:editing-duration>
  </office:meta>
</office:document-meta>
</file>